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360.26pt"/>
    </style:style>
    <style:style style:name="co2" style:family="table-column">
      <style:table-column-properties fo:break-before="auto" style:column-width="80.96pt"/>
    </style:style>
    <style:style style:name="co3" style:family="table-column">
      <style:table-column-properties fo:break-before="auto" style:column-width="109.81pt"/>
    </style:style>
    <style:style style:name="co4" style:family="table-column">
      <style:table-column-properties fo:break-before="auto" style:column-width="76.56pt"/>
    </style:style>
    <style:style style:name="co5" style:family="table-column">
      <style:table-column-properties fo:break-before="auto" style:column-width="62.31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66.9pt"/>
    </style:style>
    <style:style style:name="co8" style:family="table-column">
      <style:table-column-properties fo:break-before="auto" style:column-width="95.61pt"/>
    </style:style>
    <style:style style:name="co9" style:family="table-column">
      <style:table-column-properties fo:break-before="auto" style:column-width="93.4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3" number:language="de" number:country="DE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 style:data-style-name="N200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complex="Droid Sans Devanagari" style:language-asian="zh" style:country-asian="CN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" style:text-overline-style="none" style:text-overline-color="font-color" style:font-name-asian="Source Han Sans" style:font-relief="none" style:text-emphasize="none" style:font-style-complex="normal" style:font-style-asian="normal" style:font-weight-complex="bold" style:font-weight-asian="bold" style:font-size-complex="10pt" style:font-size-asian="10pt" fo:font-size="10pt"/>
    </style:style>
    <style:style style:name="T2" style:family="text">
      <style:text-properties style:font-name-complex="Droid Sans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" style:text-overline-style="none" style:text-overline-color="font-color" style:font-name-asian="Source Han Sans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3" style:family="text">
      <style:text-properties style:font-name-complex="Droid Sans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" style:text-overline-style="none" style:text-overline-color="font-color" style:font-name-asian="Source Han Sans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lf" table:style-name="ta1">
        <table:shapes>
          <draw:frame draw:z-index="0" draw:style-name="gr1" draw:text-style-name="P1" svg:width="729.18pt" svg:height="410.14pt" svg:x="559.81pt" svg:y="217.59pt">
            <draw:object draw:notify-on-update-of-ranges="mlf.B2:mlf.M2 mlf.A8:mlf.A8 mlf.B8:mlf.M8 mlf.A15:mlf.A15 mlf.B15:mlf.M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31.85pt" svg:height="411.65pt" svg:x="565.51pt" svg:y="641.59pt">
            <draw:object draw:notify-on-update-of-ranges="mlf.B2:mlf.M2 mlf.A6:mlf.A6 mlf.B6:mlf.M6 mlf.A7:mlf.A7 mlf.B7:mlf.M7 mlf.A8:mlf.A8 mlf.B8:mlf.M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45.6pt" svg:height="419.39pt" svg:x="572.26pt" svg:y="1066.79pt">
            <draw:object draw:notify-on-update-of-ranges="mlf.A2:mlf.A2 mlf.H2:mlf.H2 mlf.A6:mlf.A6 mlf.H6:mlf.H6 mlf.A7:mlf.A7 mlf.H7:mlf.H7 mlf.A8:mlf.A8 mlf.H8:mlf.H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enchmarks mit verschiedenen Konfigurationen (Zeiten in ms)</text:p>
          </table:table-cell>
          <table:covered-table-cell table:style-name="Default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00tiny.gml</text:p>
          </table:table-cell>
          <table:table-cell table:style-name="ce3" office:value-type="string" calcext:value-type="string">
            <text:p>3elt.gml</text:p>
          </table:table-cell>
          <table:table-cell table:style-name="ce3" office:value-type="string" calcext:value-type="string">
            <text:p>4elt.gml</text:p>
          </table:table-cell>
          <table:table-cell table:style-name="ce3" office:value-type="string" calcext:value-type="string">
            <text:p>add20.gml</text:p>
          </table:table-cell>
          <table:table-cell table:style-name="ce3" office:value-type="string" calcext:value-type="string">
            <text:p>add32.gml</text:p>
          </table:table-cell>
          <table:table-cell table:style-name="ce3" office:value-type="string" calcext:value-type="string">
            <text:p>big_path.gml</text:p>
          </table:table-cell>
          <table:table-cell table:style-name="ce3" office:value-type="string" calcext:value-type="string">
            <text:p>crack.gml</text:p>
          </table:table-cell>
          <table:table-cell table:style-name="ce3" office:value-type="string" calcext:value-type="string">
            <text:p>sierpinski_04.gml</text:p>
          </table:table-cell>
          <table:table-cell table:style-name="ce3" office:value-type="string" calcext:value-type="string">
            <text:p>sierpinski_06.gml</text:p>
          </table:table-cell>
          <table:table-cell table:style-name="ce3" office:value-type="string" calcext:value-type="string">
            <text:p>sierpinski_07.gml</text:p>
          </table:table-cell>
          <table:table-cell table:style-name="ce3" office:value-type="string" calcext:value-type="string">
            <text:p>sierpinski_08.gml</text:p>
          </table:table-cell>
          <table:table-cell table:style-name="ce3" office:value-type="string" calcext:value-type="string">
            <text:p>test_strogatz.gml</text:p>
          </table:table-cell>
        </table:table-row>
        <table:table-row table:style-name="ro1">
          <table:table-cell office:value-type="string" calcext:value-type="string">
            <text:p>Random Merger/Random Placer/Null-Layout</text:p>
          </table:table-cell>
          <table:table-cell office:value-type="float" office:value="31" calcext:value-type="float">
            <text:p>31</text:p>
          </table:table-cell>
          <table:table-cell office:value-type="float" office:value="1226" calcext:value-type="float">
            <text:p>1.226</text:p>
          </table:table-cell>
          <table:table-cell table:style-name="ce5" office:value-type="float" office:value="2383" calcext:value-type="float">
            <text:p>2.383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582" calcext:value-type="float">
            <text:p>58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328" calcext:value-type="float">
            <text:p>1.328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1004" calcext:value-type="float">
            <text:p>1.004</text:p>
          </table:table-cell>
          <table:table-cell table:style-name="ce5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Solar Merger/Random Placer/Null-Layout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1931" calcext:value-type="float">
            <text:p>1.931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66" calcext:value-type="float">
            <text:p>1.06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1029" calcext:value-type="float">
            <text:p>1.029</text:p>
          </table:table-cell>
          <table:table-cell table:style-name="ce5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Solar Merger/Solar Placer/Null-Layout</text:p>
          </table:table-cell>
          <table:table-cell office:value-type="float" office:value="5" calcext:value-type="float">
            <text:p>5</text:p>
          </table:table-cell>
          <table:table-cell office:value-type="float" office:value="527" calcext:value-type="float">
            <text:p>527</text:p>
          </table:table-cell>
          <table:table-cell table:style-name="ce5" office:value-type="float" office:value="2103" calcext:value-type="float">
            <text:p>2.103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132" calcext:value-type="float">
            <text:p>1.13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1060" calcext:value-type="float">
            <text:p>1.060</text:p>
          </table:table-cell>
          <table:table-cell table:style-name="ce5"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Random Merger/Random Placer/Stress Minimization</text:p>
          </table:table-cell>
          <table:table-cell office:value-type="float" office:value="30" calcext:value-type="float">
            <text:p>30</text:p>
          </table:table-cell>
          <table:table-cell office:value-type="float" office:value="90865" calcext:value-type="float">
            <text:p>90.865</text:p>
          </table:table-cell>
          <table:table-cell table:style-name="ce5" office:value-type="float" office:value="1625909" calcext:value-type="float">
            <text:p>1.625.909</text:p>
          </table:table-cell>
          <table:table-cell table:style-name="ce5" office:value-type="float" office:value="25536" calcext:value-type="float">
            <text:p>25.536</text:p>
          </table:table-cell>
          <table:table-cell table:style-name="ce5" office:value-type="float" office:value="264194" calcext:value-type="float">
            <text:p>264.194</text:p>
          </table:table-cell>
          <table:table-cell table:style-name="ce5" office:value-type="float" office:value="35595" calcext:value-type="float">
            <text:p>35.595</text:p>
          </table:table-cell>
          <table:table-cell table:style-name="ce5" office:value-type="float" office:value="383479" calcext:value-type="float">
            <text:p>383.47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2120" calcext:value-type="float">
            <text:p>2.120</text:p>
          </table:table-cell>
          <table:table-cell table:style-name="ce5" office:value-type="float" office:value="24015" calcext:value-type="float">
            <text:p>24.015</text:p>
          </table:table-cell>
          <table:table-cell table:style-name="ce5" office:value-type="float" office:value="319281" calcext:value-type="float">
            <text:p>319.281</text:p>
          </table:table-cell>
          <table:table-cell table:style-name="ce5" office:value-type="float" office:value="97138" calcext:value-type="float">
            <text:p>97.138</text:p>
          </table:table-cell>
        </table:table-row>
        <table:table-row table:style-name="ro1">
          <table:table-cell office:value-type="string" calcext:value-type="string">
            <text:p>Solar Merger/Random Placer/Stress Minimization</text:p>
          </table:table-cell>
          <table:table-cell office:value-type="float" office:value="12" calcext:value-type="float">
            <text:p>12</text:p>
          </table:table-cell>
          <table:table-cell office:value-type="float" office:value="51429" calcext:value-type="float">
            <text:p>51.429</text:p>
          </table:table-cell>
          <table:table-cell table:style-name="ce5" office:value-type="float" office:value="1064014" calcext:value-type="float">
            <text:p>1.064.014</text:p>
          </table:table-cell>
          <table:table-cell table:style-name="ce5" office:value-type="float" office:value="10901" calcext:value-type="float">
            <text:p>10.901</text:p>
          </table:table-cell>
          <table:table-cell table:style-name="ce5" office:value-type="float" office:value="128530" calcext:value-type="float">
            <text:p>128.530</text:p>
          </table:table-cell>
          <table:table-cell table:style-name="ce5" office:value-type="float" office:value="28244" calcext:value-type="float">
            <text:p>28.244</text:p>
          </table:table-cell>
          <table:table-cell table:style-name="ce5" office:value-type="float" office:value="278655" calcext:value-type="float">
            <text:p>278.655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543" calcext:value-type="float">
            <text:p>1.543</text:p>
          </table:table-cell>
          <table:table-cell table:style-name="ce5" office:value-type="float" office:value="16954" calcext:value-type="float">
            <text:p>16.954</text:p>
          </table:table-cell>
          <table:table-cell table:style-name="ce5" office:value-type="float" office:value="226996" calcext:value-type="float">
            <text:p>226.996</text:p>
          </table:table-cell>
          <table:table-cell table:style-name="ce5" office:value-type="float" office:value="67190" calcext:value-type="float">
            <text:p>67.190</text:p>
          </table:table-cell>
        </table:table-row>
        <table:table-row table:style-name="ro1">
          <table:table-cell office:value-type="string" calcext:value-type="string">
            <text:p>Solar Merger/Solar Placer/Stress Minimization</text:p>
          </table:table-cell>
          <table:table-cell office:value-type="float" office:value="17" calcext:value-type="float">
            <text:p>17</text:p>
          </table:table-cell>
          <table:table-cell office:value-type="float" office:value="54311" calcext:value-type="float">
            <text:p>54.311</text:p>
          </table:table-cell>
          <table:table-cell table:style-name="ce5" office:value-type="float" office:value="1399102" calcext:value-type="float">
            <text:p>1.399.102</text:p>
          </table:table-cell>
          <table:table-cell table:style-name="ce5" office:value-type="float" office:value="11717" calcext:value-type="float">
            <text:p>11.717</text:p>
          </table:table-cell>
          <table:table-cell table:style-name="ce5" office:value-type="float" office:value="180322" calcext:value-type="float">
            <text:p>180.322</text:p>
          </table:table-cell>
          <table:table-cell table:style-name="ce5" office:value-type="float" office:value="28058" calcext:value-type="float">
            <text:p>28.058</text:p>
          </table:table-cell>
          <table:table-cell table:style-name="ce5" office:value-type="float" office:value="279044" calcext:value-type="float">
            <text:p>279.04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482" calcext:value-type="float">
            <text:p>1.482</text:p>
          </table:table-cell>
          <table:table-cell table:style-name="ce5" office:value-type="float" office:value="15773" calcext:value-type="float">
            <text:p>15.773</text:p>
          </table:table-cell>
          <table:table-cell table:style-name="ce5" office:value-type="float" office:value="237306" calcext:value-type="float">
            <text:p>237.306</text:p>
          </table:table-cell>
          <table:table-cell table:style-name="ce5" office:value-type="float" office:value="76006" calcext:value-type="float">
            <text:p>76.006</text:p>
          </table:table-cell>
        </table:table-row>
        <table:table-row table:style-name="ro1">
          <table:table-cell office:value-type="string" calcext:value-type="string">
            <text:p>Random Merger/Random Placer/Force Directed (custom)</text:p>
          </table:table-cell>
          <table:table-cell office:value-type="float" office:value="6474" calcext:value-type="float">
            <text:p>6.474</text:p>
          </table:table-cell>
          <table:table-cell office:value-type="string" calcext:value-type="string">
            <text:p>n.a.</text:p>
          </table:table-cell>
          <table:table-cell table:style-name="ce5" office:value-type="string" calcext:value-type="string">
            <text:p>n.a.</text:p>
          </table:table-cell>
          <table:table-cell table:style-name="ce5" office:value-type="float" office:value="406027" calcext:value-type="float">
            <text:p>406.027</text:p>
          </table:table-cell>
          <table:table-cell table:style-name="ce5" office:value-type="string" calcext:value-type="string">
            <text:p>n.a.</text:p>
          </table:table-cell>
          <table:table-cell table:style-name="ce5" office:value-type="float" office:value="140099" calcext:value-type="float">
            <text:p>140.099</text:p>
          </table:table-cell>
          <table:table-cell table:style-name="ce5" office:value-type="string" calcext:value-type="string">
            <text:p>n.a.</text:p>
          </table:table-cell>
          <table:table-cell table:style-name="ce5" office:value-type="float" office:value="26589" calcext:value-type="float">
            <text:p>26.589</text:p>
          </table:table-cell>
          <table:table-cell table:style-name="ce5" office:value-type="float" office:value="161751" calcext:value-type="float">
            <text:p>161.751</text:p>
          </table:table-cell>
          <table:table-cell table:style-name="ce5" office:value-type="float" office:value="598070" calcext:value-type="float">
            <text:p>598.070</text:p>
          </table:table-cell>
          <table:table-cell table:style-name="ce5" office:value-type="string" calcext:value-type="string">
            <text:p>n.a.</text:p>
          </table:table-cell>
          <table:table-cell table:style-name="ce5" office:value-type="float" office:value="802513" calcext:value-type="float">
            <text:p>802.513</text:p>
          </table:table-cell>
        </table:table-row>
        <table:table-row table:style-name="ro1">
          <table:table-cell office:value-type="string" calcext:value-type="string">
            <text:p>Solar Merger/Random Placer/Force Directed (custom)</text:p>
          </table:table-cell>
          <table:table-cell office:value-type="float" office:value="6177" calcext:value-type="float">
            <text:p>6.177</text:p>
          </table:table-cell>
          <table:table-cell office:value-type="string" calcext:value-type="string">
            <text:p>n.a.</text:p>
          </table:table-cell>
          <table:table-cell table:style-name="ce5" office:value-type="string" calcext:value-type="string">
            <text:p>n.a.</text:p>
          </table:table-cell>
          <table:table-cell table:style-name="ce5" office:value-type="float" office:value="191038" calcext:value-type="float">
            <text:p>191.038</text:p>
          </table:table-cell>
          <table:table-cell table:style-name="ce5" office:value-type="string" calcext:value-type="string">
            <text:p>n.a.</text:p>
          </table:table-cell>
          <table:table-cell table:style-name="ce5" office:value-type="float" office:value="80594" calcext:value-type="float">
            <text:p>80.594</text:p>
          </table:table-cell>
          <table:table-cell table:style-name="ce5" office:value-type="string" calcext:value-type="string">
            <text:p>n.a.</text:p>
          </table:table-cell>
          <table:table-cell table:style-name="ce5" office:value-type="float" office:value="11054" calcext:value-type="float">
            <text:p>11.054</text:p>
          </table:table-cell>
          <table:table-cell table:style-name="ce5" office:value-type="float" office:value="72473" calcext:value-type="float">
            <text:p>72.473</text:p>
          </table:table-cell>
          <table:table-cell table:style-name="ce5" office:value-type="float" office:value="349152" calcext:value-type="float">
            <text:p>349.152</text:p>
          </table:table-cell>
          <table:table-cell table:style-name="ce5" office:value-type="string" calcext:value-type="string">
            <text:p>n.a.</text:p>
          </table:table-cell>
          <table:table-cell table:style-name="ce5" office:value-type="float" office:value="555840" calcext:value-type="float">
            <text:p>555.840</text:p>
          </table:table-cell>
        </table:table-row>
        <table:table-row table:style-name="ro1">
          <table:table-cell office:value-type="string" calcext:value-type="string">
            <text:p>Solar Merger/Solar Placer/Force Directed (custom)</text:p>
          </table:table-cell>
          <table:table-cell office:value-type="float" office:value="6096" calcext:value-type="float">
            <text:p>6.096</text:p>
          </table:table-cell>
          <table:table-cell office:value-type="string" calcext:value-type="string">
            <text:p>n.a.</text:p>
          </table:table-cell>
          <table:table-cell table:style-name="ce5" office:value-type="string" calcext:value-type="string">
            <text:p>n.a.</text:p>
          </table:table-cell>
          <table:table-cell table:style-name="ce5" office:value-type="float" office:value="192399" calcext:value-type="float">
            <text:p>192.399</text:p>
          </table:table-cell>
          <table:table-cell table:style-name="ce5" office:value-type="string" calcext:value-type="string">
            <text:p>n.a.</text:p>
          </table:table-cell>
          <table:table-cell table:style-name="ce5" office:value-type="float" office:value="79607" calcext:value-type="float">
            <text:p>79.607</text:p>
          </table:table-cell>
          <table:table-cell table:style-name="ce5" office:value-type="string" calcext:value-type="string">
            <text:p>n.a.</text:p>
          </table:table-cell>
          <table:table-cell table:style-name="ce5" office:value-type="float" office:value="11464" calcext:value-type="float">
            <text:p>11.464</text:p>
          </table:table-cell>
          <table:table-cell table:style-name="ce5" office:value-type="float" office:value="72383" calcext:value-type="float">
            <text:p>72.383</text:p>
          </table:table-cell>
          <table:table-cell table:style-name="ce5" office:value-type="float" office:value="349133" calcext:value-type="float">
            <text:p>349.133</text:p>
          </table:table-cell>
          <table:table-cell table:style-name="ce5" office:value-type="string" calcext:value-type="string">
            <text:p>n.a.</text:p>
          </table:table-cell>
          <table:table-cell table:style-name="ce5" office:value-type="float" office:value="558698" calcext:value-type="float">
            <text:p>558.698</text:p>
          </table:table-cell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1">OGDF-Benchmarks (Zeiten in ms, </text:span><text:span text:style-name="T2"> </text:span><text:span text:style-name="T3">MMM + SolarMerger + SolarPlacer + StressMin</text:span>)</text:p>
          </table:table-cell>
          <table:covered-table-cell table:number-columns-repeated="2" table:style-name="Default"/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00tiny</text:p>
          </table:table-cell>
          <table:table-cell table:style-name="ce3" office:value-type="string" calcext:value-type="string">
            <text:p>3elt</text:p>
          </table:table-cell>
          <table:table-cell table:style-name="ce3" office:value-type="string" calcext:value-type="string">
            <text:p>4elt</text:p>
          </table:table-cell>
          <table:table-cell table:style-name="ce3" office:value-type="string" calcext:value-type="string">
            <text:p>add20</text:p>
          </table:table-cell>
          <table:table-cell table:style-name="ce3" office:value-type="string" calcext:value-type="string">
            <text:p>add32</text:p>
          </table:table-cell>
          <table:table-cell table:style-name="ce3" office:value-type="string" calcext:value-type="string">
            <text:p>big_path</text:p>
          </table:table-cell>
          <table:table-cell table:style-name="ce3" office:value-type="string" calcext:value-type="string">
            <text:p>crack</text:p>
          </table:table-cell>
          <table:table-cell table:style-name="ce3" office:value-type="string" calcext:value-type="string">
            <text:p>sierpinski_04</text:p>
          </table:table-cell>
          <table:table-cell table:style-name="ce3" office:value-type="string" calcext:value-type="string">
            <text:p>sierpinski_06</text:p>
          </table:table-cell>
          <table:table-cell table:style-name="ce3" office:value-type="string" calcext:value-type="string">
            <text:p>sierpinski_07</text:p>
          </table:table-cell>
          <table:table-cell table:style-name="ce3" office:value-type="string" calcext:value-type="string">
            <text:p>sierpinski_08</text:p>
          </table:table-cell>
          <table:table-cell table:style-name="ce3" office:value-type="string" calcext:value-type="string">
            <text:p>test_strogatz</text:p>
          </table:table-cell>
        </table:table-row>
        <table:table-row table:style-name="ro1">
          <table:table-cell office:value-type="string" calcext:value-type="string">
            <text:p>Solar Merger/Solar Placer/Stress Minimization (OGDF)</text:p>
          </table:table-cell>
          <table:table-cell office:value-type="float" office:value="0" calcext:value-type="float">
            <text:p>0</text:p>
          </table:table-cell>
          <table:table-cell office:value-type="float" office:value="16119" calcext:value-type="float">
            <text:p>16.119</text:p>
          </table:table-cell>
          <table:table-cell table:style-name="ce5" office:value-type="float" office:value="194465" calcext:value-type="float">
            <text:p>194.465</text:p>
          </table:table-cell>
          <table:table-cell table:style-name="ce5" office:value-type="float" office:value="4043" calcext:value-type="float">
            <text:p>4.043</text:p>
          </table:table-cell>
          <table:table-cell table:style-name="ce5" office:value-type="float" office:value="7905" calcext:value-type="float">
            <text:p>7.905</text:p>
          </table:table-cell>
          <table:table-cell table:style-name="ce5" office:value-type="float" office:value="3493" calcext:value-type="float">
            <text:p>3.493</text:p>
          </table:table-cell>
          <table:table-cell table:style-name="ce5" office:value-type="float" office:value="136628" calcext:value-type="float">
            <text:p>136.62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37" calcext:value-type="float">
            <text:p>1.237</text:p>
          </table:table-cell>
          <table:table-cell table:style-name="ce5" office:value-type="float" office:value="19088" calcext:value-type="float">
            <text:p>19.088</text:p>
          </table:table-cell>
          <table:table-cell table:style-name="ce5" office:value-type="float" office:value="261132" calcext:value-type="float">
            <text:p>261.132</text:p>
          </table:table-cell>
          <table:table-cell table:style-name="ce5" office:value-type="float" office:value="3053" calcext:value-type="float">
            <text:p>3.053</text:p>
          </table:table-cell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Quality Metrics MLF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nfig</text:p>
          </table:table-cell>
          <table:table-cell table:style-name="ce3" office:value-type="string" calcext:value-type="string">
            <text:p><text:s/>Line Crossings</text:p>
          </table:table-cell>
          <table:table-cell table:style-name="ce3" office:value-type="string" calcext:value-type="string">
            <text:p><text:s/>Str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Force Directed (custom)_00tiny</text:p>
          </table:table-cell>
          <table:table-cell office:value-type="float" office:value="4" calcext:value-type="float">
            <text:p>4</text:p>
          </table:table-cell>
          <table:table-cell office:value-type="float" office:value="72.3454086943928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Force Directed (custom)_add20</text:p>
          </table:table-cell>
          <table:table-cell office:value-type="float" office:value="345455" calcext:value-type="float">
            <text:p>345.455</text:p>
          </table:table-cell>
          <table:table-cell office:value-type="float" office:value="10011402041.9442" calcext:value-type="float">
            <text:p>10.011.402.0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Force Directed (custom)_big_path</text:p>
          </table:table-cell>
          <table:table-cell office:value-type="float" office:value="0" calcext:value-type="float">
            <text:p>0</text:p>
          </table:table-cell>
          <table:table-cell office:value-type="float" office:value="11890149973.6961" calcext:value-type="float">
            <text:p>11.890.149.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Force Directed (custom)_sierpinski_04</text:p>
          </table:table-cell>
          <table:table-cell office:value-type="float" office:value="6" calcext:value-type="float">
            <text:p>6</text:p>
          </table:table-cell>
          <table:table-cell office:value-type="float" office:value="1503481.43435474" calcext:value-type="float">
            <text:p>1.503.4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Force Directed (custom)_sierpinski_06</text:p>
          </table:table-cell>
          <table:table-cell office:value-type="float" office:value="0" calcext:value-type="float">
            <text:p>0</text:p>
          </table:table-cell>
          <table:table-cell office:value-type="float" office:value="496325406.079071" calcext:value-type="float">
            <text:p>496.325.4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Force Directed (custom)_sierpinski_07</text:p>
          </table:table-cell>
          <table:table-cell office:value-type="float" office:value="30" calcext:value-type="float">
            <text:p>30</text:p>
          </table:table-cell>
          <table:table-cell office:value-type="float" office:value="1559288914.60036" calcext:value-type="float">
            <text:p>1.559.288.9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Force Directed (custom)_test_strogatz</text:p>
          </table:table-cell>
          <table:table-cell office:value-type="float" office:value="102" calcext:value-type="float">
            <text:p>102</text:p>
          </table:table-cell>
          <table:table-cell office:value-type="float" office:value="139496790189.119" calcext:value-type="float">
            <text:p>139.496.790.1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Null-Layout_00tiny</text:p>
          </table:table-cell>
          <table:table-cell office:value-type="float" office:value="4" calcext:value-type="float">
            <text:p>4</text:p>
          </table:table-cell>
          <table:table-cell office:value-type="float" office:value="326.045977981779" calcext:value-type="float">
            <text:p>3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Null-Layout_3elt</text:p>
          </table:table-cell>
          <table:table-cell office:value-type="float" office:value="6058918" calcext:value-type="float">
            <text:p>6.058.918</text:p>
          </table:table-cell>
          <table:table-cell office:value-type="float" office:value="4543470559.34824" calcext:value-type="float">
            <text:p>4.543.470.5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Null-Layout_4elt</text:p>
          </table:table-cell>
          <table:table-cell office:value-type="float" office:value="4114637" calcext:value-type="float">
            <text:p>4.114.637</text:p>
          </table:table-cell>
          <table:table-cell office:value-type="float" office:value="38166190957205.1" calcext:value-type="float">
            <text:p>38.166.190.957.2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Null-Layout_add20</text:p>
          </table:table-cell>
          <table:table-cell office:value-type="float" office:value="1689169" calcext:value-type="float">
            <text:p>1.689.169</text:p>
          </table:table-cell>
          <table:table-cell office:value-type="float" office:value="546847605902.292" calcext:value-type="float">
            <text:p>546.847.605.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Null-Layout_add32</text:p>
          </table:table-cell>
          <table:table-cell office:value-type="float" office:value="123252" calcext:value-type="float">
            <text:p>123.252</text:p>
          </table:table-cell>
          <table:table-cell office:value-type="float" office:value="2096061151984.85" calcext:value-type="float">
            <text:p>2.096.061.151.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Null-Layout_big_path</text:p>
          </table:table-cell>
          <table:table-cell office:value-type="float" office:value="1954" calcext:value-type="float">
            <text:p>1.954</text:p>
          </table:table-cell>
          <table:table-cell office:value-type="float" office:value="19455257817.9887" calcext:value-type="float">
            <text:p>19.455.257.8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Null-Layout_crack</text:p>
          </table:table-cell>
          <table:table-cell office:value-type="float" office:value="3113517" calcext:value-type="float">
            <text:p>3.113.517</text:p>
          </table:table-cell>
          <table:table-cell office:value-type="float" office:value="7525430639955.6" calcext:value-type="float">
            <text:p>7.525.430.639.9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Null-Layout_sierpinski_04</text:p>
          </table:table-cell>
          <table:table-cell office:value-type="float" office:value="2393" calcext:value-type="float">
            <text:p>2.393</text:p>
          </table:table-cell>
          <table:table-cell office:value-type="float" office:value="4889168.97643383" calcext:value-type="float">
            <text:p>4.889.1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Null-Layout_sierpinski_06</text:p>
          </table:table-cell>
          <table:table-cell office:value-type="float" office:value="27150" calcext:value-type="float">
            <text:p>27.150</text:p>
          </table:table-cell>
          <table:table-cell office:value-type="float" office:value="1279436676.06056" calcext:value-type="float">
            <text:p>1.279.436.6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Null-Layout_sierpinski_07</text:p>
          </table:table-cell>
          <table:table-cell office:value-type="float" office:value="49202" calcext:value-type="float">
            <text:p>49.202</text:p>
          </table:table-cell>
          <table:table-cell office:value-type="float" office:value="37806580632.9932" calcext:value-type="float">
            <text:p>37.806.580.6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Null-Layout_sierpinski_08</text:p>
          </table:table-cell>
          <table:table-cell office:value-type="float" office:value="150601" calcext:value-type="float">
            <text:p>150.601</text:p>
          </table:table-cell>
          <table:table-cell office:value-type="float" office:value="1598410208239.09" calcext:value-type="float">
            <text:p>1.598.410.208.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Null-Layout_test_strogatz</text:p>
          </table:table-cell>
          <table:table-cell office:value-type="float" office:value="3917" calcext:value-type="float">
            <text:p>3.917</text:p>
          </table:table-cell>
          <table:table-cell office:value-type="float" office:value="170900515974.35" calcext:value-type="float">
            <text:p>170.900.515.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Stress Minimization_00tiny</text:p>
          </table:table-cell>
          <table:table-cell office:value-type="float" office:value="4" calcext:value-type="float">
            <text:p>4</text:p>
          </table:table-cell>
          <table:table-cell office:value-type="float" office:value="83.8917715368317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Stress Minimization_3elt</text:p>
          </table:table-cell>
          <table:table-cell office:value-type="float" office:value="13380" calcext:value-type="float">
            <text:p>13.380</text:p>
          </table:table-cell>
          <table:table-cell office:value-type="float" office:value="229248659.339547" calcext:value-type="float">
            <text:p>229.248.6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Stress Minimization_4elt</text:p>
          </table:table-cell>
          <table:table-cell office:value-type="float" office:value="63238" calcext:value-type="float">
            <text:p>63.238</text:p>
          </table:table-cell>
          <table:table-cell office:value-type="float" office:value="29016715021.0652" calcext:value-type="float">
            <text:p>29.016.715.0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Stress Minimization_add20</text:p>
          </table:table-cell>
          <table:table-cell office:value-type="float" office:value="486973" calcext:value-type="float">
            <text:p>486.973</text:p>
          </table:table-cell>
          <table:table-cell office:value-type="float" office:value="160120194.635281" calcext:value-type="float">
            <text:p>160.120.1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Stress Minimization_add32</text:p>
          </table:table-cell>
          <table:table-cell office:value-type="float" office:value="64629" calcext:value-type="float">
            <text:p>64.629</text:p>
          </table:table-cell>
          <table:table-cell office:value-type="float" office:value="1247540639.17665" calcext:value-type="float">
            <text:p>1.247.540.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Stress Minimization_big_path</text:p>
          </table:table-cell>
          <table:table-cell office:value-type="float" office:value="0" calcext:value-type="float">
            <text:p>0</text:p>
          </table:table-cell>
          <table:table-cell office:value-type="float" office:value="208334883.444708" calcext:value-type="float">
            <text:p>208.334.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Stress Minimization_crack</text:p>
          </table:table-cell>
          <table:table-cell office:value-type="float" office:value="1607" calcext:value-type="float">
            <text:p>1.607</text:p>
          </table:table-cell>
          <table:table-cell office:value-type="float" office:value="3215066923.1879" calcext:value-type="float">
            <text:p>3.215.066.9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Stress Minimization_sierpinski_04</text:p>
          </table:table-cell>
          <table:table-cell office:value-type="float" office:value="0" calcext:value-type="float">
            <text:p>0</text:p>
          </table:table-cell>
          <table:table-cell office:value-type="float" office:value="159601.657605646" calcext:value-type="float">
            <text:p>159.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Stress Minimization_sierpinski_06</text:p>
          </table:table-cell>
          <table:table-cell office:value-type="float" office:value="0" calcext:value-type="float">
            <text:p>0</text:p>
          </table:table-cell>
          <table:table-cell office:value-type="float" office:value="49385884.2305104" calcext:value-type="float">
            <text:p>49.385.8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Stress Minimization_sierpinski_07</text:p>
          </table:table-cell>
          <table:table-cell office:value-type="float" office:value="0" calcext:value-type="float">
            <text:p>0</text:p>
          </table:table-cell>
          <table:table-cell office:value-type="float" office:value="885731204.28891" calcext:value-type="float">
            <text:p>885.731.2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Stress Minimization_sierpinski_08</text:p>
          </table:table-cell>
          <table:table-cell office:value-type="float" office:value="0" calcext:value-type="float">
            <text:p>0</text:p>
          </table:table-cell>
          <table:table-cell office:value-type="float" office:value="15925367579.4949" calcext:value-type="float">
            <text:p>15.925.367.5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omMerger_RandomPlacer_Stress Minimization_test_strogatz</text:p>
          </table:table-cell>
          <table:table-cell office:value-type="float" office:value="561" calcext:value-type="float">
            <text:p>561</text:p>
          </table:table-cell>
          <table:table-cell office:value-type="float" office:value="2389483233.54416" calcext:value-type="float">
            <text:p>2.389.483.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Force Directed (custom)_00tiny</text:p>
          </table:table-cell>
          <table:table-cell office:value-type="float" office:value="4" calcext:value-type="float">
            <text:p>4</text:p>
          </table:table-cell>
          <table:table-cell office:value-type="float" office:value="72.3454086943928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Force Directed (custom)_add20</text:p>
          </table:table-cell>
          <table:table-cell office:value-type="float" office:value="359196" calcext:value-type="float">
            <text:p>359.196</text:p>
          </table:table-cell>
          <table:table-cell office:value-type="float" office:value="9912876313.13214" calcext:value-type="float">
            <text:p>9.912.876.3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Force Directed (custom)_big_path</text:p>
          </table:table-cell>
          <table:table-cell office:value-type="float" office:value="12" calcext:value-type="float">
            <text:p>12</text:p>
          </table:table-cell>
          <table:table-cell office:value-type="float" office:value="15738287444.1529" calcext:value-type="float">
            <text:p>15.738.287.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Force Directed (custom)_sierpinski_04</text:p>
          </table:table-cell>
          <table:table-cell office:value-type="float" office:value="12" calcext:value-type="float">
            <text:p>12</text:p>
          </table:table-cell>
          <table:table-cell office:value-type="float" office:value="1534579.0154219" calcext:value-type="float">
            <text:p>1.534.5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Force Directed (custom)_sierpinski_06</text:p>
          </table:table-cell>
          <table:table-cell office:value-type="float" office:value="40" calcext:value-type="float">
            <text:p>40</text:p>
          </table:table-cell>
          <table:table-cell office:value-type="float" office:value="198255994.07695" calcext:value-type="float">
            <text:p>198.255.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Force Directed (custom)_sierpinski_07</text:p>
          </table:table-cell>
          <table:table-cell office:value-type="float" office:value="303" calcext:value-type="float">
            <text:p>303</text:p>
          </table:table-cell>
          <table:table-cell office:value-type="float" office:value="3575062433.65655" calcext:value-type="float">
            <text:p>3.575.062.4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Force Directed (custom)_test_strogatz</text:p>
          </table:table-cell>
          <table:table-cell office:value-type="float" office:value="108" calcext:value-type="float">
            <text:p>108</text:p>
          </table:table-cell>
          <table:table-cell office:value-type="float" office:value="10543860422.1895" calcext:value-type="float">
            <text:p>10.543.860.4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Null-Layout_00tiny</text:p>
          </table:table-cell>
          <table:table-cell office:value-type="float" office:value="3" calcext:value-type="float">
            <text:p>3</text:p>
          </table:table-cell>
          <table:table-cell office:value-type="float" office:value="191.908533356135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Null-Layout_3elt</text:p>
          </table:table-cell>
          <table:table-cell office:value-type="float" office:value="4786622" calcext:value-type="float">
            <text:p>4.786.622</text:p>
          </table:table-cell>
          <table:table-cell office:value-type="float" office:value="5626686002.83683" calcext:value-type="float">
            <text:p>5.626.686.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Null-Layout_4elt</text:p>
          </table:table-cell>
          <table:table-cell office:value-type="float" office:value="6446545" calcext:value-type="float">
            <text:p>6.446.545</text:p>
          </table:table-cell>
          <table:table-cell office:value-type="float" office:value="291151844597.545" calcext:value-type="float">
            <text:p>291.151.844.5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Null-Layout_add20</text:p>
          </table:table-cell>
          <table:table-cell office:value-type="float" office:value="1819383" calcext:value-type="float">
            <text:p>1.819.383</text:p>
          </table:table-cell>
          <table:table-cell office:value-type="float" office:value="24379288731.0101" calcext:value-type="float">
            <text:p>24.379.288.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Null-Layout_add32</text:p>
          </table:table-cell>
          <table:table-cell office:value-type="float" office:value="122659" calcext:value-type="float">
            <text:p>122.659</text:p>
          </table:table-cell>
          <table:table-cell office:value-type="float" office:value="634559763563.007" calcext:value-type="float">
            <text:p>634.559.763.5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Null-Layout_big_path</text:p>
          </table:table-cell>
          <table:table-cell office:value-type="float" office:value="3827" calcext:value-type="float">
            <text:p>3.827</text:p>
          </table:table-cell>
          <table:table-cell office:value-type="float" office:value="20246103462.581" calcext:value-type="float">
            <text:p>20.246.103.4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Null-Layout_crack</text:p>
          </table:table-cell>
          <table:table-cell office:value-type="float" office:value="11154609" calcext:value-type="float">
            <text:p>11.154.609</text:p>
          </table:table-cell>
          <table:table-cell office:value-type="float" office:value="205806080969.34" calcext:value-type="float">
            <text:p>205.806.080.9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Null-Layout_sierpinski_04</text:p>
          </table:table-cell>
          <table:table-cell office:value-type="float" office:value="4100" calcext:value-type="float">
            <text:p>4.100</text:p>
          </table:table-cell>
          <table:table-cell office:value-type="float" office:value="6571246.45588707" calcext:value-type="float">
            <text:p>6.571.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Null-Layout_sierpinski_06</text:p>
          </table:table-cell>
          <table:table-cell office:value-type="float" office:value="51189" calcext:value-type="float">
            <text:p>51.189</text:p>
          </table:table-cell>
          <table:table-cell office:value-type="float" office:value="2074661822.62483" calcext:value-type="float">
            <text:p>2.074.661.8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Null-Layout_sierpinski_07</text:p>
          </table:table-cell>
          <table:table-cell office:value-type="float" office:value="420524" calcext:value-type="float">
            <text:p>420.524</text:p>
          </table:table-cell>
          <table:table-cell office:value-type="float" office:value="41346019142.2762" calcext:value-type="float">
            <text:p>41.346.019.1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Null-Layout_sierpinski_08</text:p>
          </table:table-cell>
          <table:table-cell office:value-type="float" office:value="910180" calcext:value-type="float">
            <text:p>910.180</text:p>
          </table:table-cell>
          <table:table-cell office:value-type="float" office:value="701297093498.549" calcext:value-type="float">
            <text:p>701.297.093.4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Null-Layout_test_strogatz</text:p>
          </table:table-cell>
          <table:table-cell office:value-type="float" office:value="12526" calcext:value-type="float">
            <text:p>12.526</text:p>
          </table:table-cell>
          <table:table-cell office:value-type="float" office:value="54692407190.6534" calcext:value-type="float">
            <text:p>54.692.407.1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Stress Minimization_00tiny</text:p>
          </table:table-cell>
          <table:table-cell office:value-type="float" office:value="5" calcext:value-type="float">
            <text:p>5</text:p>
          </table:table-cell>
          <table:table-cell office:value-type="float" office:value="77.8119927008081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Stress Minimization_3elt</text:p>
          </table:table-cell>
          <table:table-cell office:value-type="float" office:value="13234" calcext:value-type="float">
            <text:p>13.234</text:p>
          </table:table-cell>
          <table:table-cell office:value-type="float" office:value="229248400.034431" calcext:value-type="float">
            <text:p>229.248.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Stress Minimization_4elt</text:p>
          </table:table-cell>
          <table:table-cell office:value-type="float" office:value="63196" calcext:value-type="float">
            <text:p>63.196</text:p>
          </table:table-cell>
          <table:table-cell office:value-type="float" office:value="29013140981.0734" calcext:value-type="float">
            <text:p>29.013.140.9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Stress Minimization_add20</text:p>
          </table:table-cell>
          <table:table-cell office:value-type="float" office:value="487713" calcext:value-type="float">
            <text:p>487.713</text:p>
          </table:table-cell>
          <table:table-cell office:value-type="float" office:value="160036587.309628" calcext:value-type="float">
            <text:p>160.036.5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Stress Minimization_add32</text:p>
          </table:table-cell>
          <table:table-cell office:value-type="float" office:value="72456" calcext:value-type="float">
            <text:p>72.456</text:p>
          </table:table-cell>
          <table:table-cell office:value-type="float" office:value="1239982828.51262" calcext:value-type="float">
            <text:p>1.239.982.8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Stress Minimization_big_path</text:p>
          </table:table-cell>
          <table:table-cell office:value-type="float" office:value="0" calcext:value-type="float">
            <text:p>0</text:p>
          </table:table-cell>
          <table:table-cell office:value-type="float" office:value="208336347.91117" calcext:value-type="float">
            <text:p>208.336.3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Stress Minimization_crack</text:p>
          </table:table-cell>
          <table:table-cell office:value-type="float" office:value="1607" calcext:value-type="float">
            <text:p>1.607</text:p>
          </table:table-cell>
          <table:table-cell office:value-type="float" office:value="3215076415.8672" calcext:value-type="float">
            <text:p>3.215.076.4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Stress Minimization_sierpinski_04</text:p>
          </table:table-cell>
          <table:table-cell office:value-type="float" office:value="0" calcext:value-type="float">
            <text:p>0</text:p>
          </table:table-cell>
          <table:table-cell office:value-type="float" office:value="159604.03068655" calcext:value-type="float">
            <text:p>159.6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Stress Minimization_sierpinski_06</text:p>
          </table:table-cell>
          <table:table-cell office:value-type="float" office:value="0" calcext:value-type="float">
            <text:p>0</text:p>
          </table:table-cell>
          <table:table-cell office:value-type="float" office:value="49386999.2632153" calcext:value-type="float">
            <text:p>49.386.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Stress Minimization_sierpinski_07</text:p>
          </table:table-cell>
          <table:table-cell office:value-type="float" office:value="0" calcext:value-type="float">
            <text:p>0</text:p>
          </table:table-cell>
          <table:table-cell office:value-type="float" office:value="885721421.443198" calcext:value-type="float">
            <text:p>885.721.4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Stress Minimization_sierpinski_08</text:p>
          </table:table-cell>
          <table:table-cell office:value-type="float" office:value="0" calcext:value-type="float">
            <text:p>0</text:p>
          </table:table-cell>
          <table:table-cell office:value-type="float" office:value="15925419655.695" calcext:value-type="float">
            <text:p>15.925.419.6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RandomPlacer_Stress Minimization_test_strogatz</text:p>
          </table:table-cell>
          <table:table-cell office:value-type="float" office:value="519" calcext:value-type="float">
            <text:p>519</text:p>
          </table:table-cell>
          <table:table-cell office:value-type="float" office:value="2307213692.97658" calcext:value-type="float">
            <text:p>2.307.213.6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Force Directed (custom)_00tiny</text:p>
          </table:table-cell>
          <table:table-cell office:value-type="float" office:value="5" calcext:value-type="float">
            <text:p>5</text:p>
          </table:table-cell>
          <table:table-cell office:value-type="float" office:value="66.162246691472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Force Directed (custom)_add20</text:p>
          </table:table-cell>
          <table:table-cell office:value-type="float" office:value="345219" calcext:value-type="float">
            <text:p>345.219</text:p>
          </table:table-cell>
          <table:table-cell office:value-type="float" office:value="9809388916.00983" calcext:value-type="float">
            <text:p>9.809.388.9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Force Directed (custom)_big_path</text:p>
          </table:table-cell>
          <table:table-cell office:value-type="float" office:value="11" calcext:value-type="float">
            <text:p>11</text:p>
          </table:table-cell>
          <table:table-cell office:value-type="float" office:value="15991475805.4244" calcext:value-type="float">
            <text:p>15.991.475.8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Force Directed (custom)_sierpinski_04</text:p>
          </table:table-cell>
          <table:table-cell office:value-type="float" office:value="15" calcext:value-type="float">
            <text:p>15</text:p>
          </table:table-cell>
          <table:table-cell office:value-type="float" office:value="1452837.65077041" calcext:value-type="float">
            <text:p>1.452.8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Force Directed (custom)_sierpinski_06</text:p>
          </table:table-cell>
          <table:table-cell office:value-type="float" office:value="35" calcext:value-type="float">
            <text:p>35</text:p>
          </table:table-cell>
          <table:table-cell office:value-type="float" office:value="156163153.128445" calcext:value-type="float">
            <text:p>156.163.1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Force Directed (custom)_sierpinski_07</text:p>
          </table:table-cell>
          <table:table-cell office:value-type="float" office:value="165" calcext:value-type="float">
            <text:p>165</text:p>
          </table:table-cell>
          <table:table-cell office:value-type="float" office:value="3698975819.64148" calcext:value-type="float">
            <text:p>3.698.975.8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Force Directed (custom)_test_strogatz</text:p>
          </table:table-cell>
          <table:table-cell office:value-type="float" office:value="98" calcext:value-type="float">
            <text:p>98</text:p>
          </table:table-cell>
          <table:table-cell office:value-type="float" office:value="10550185851.3635" calcext:value-type="float">
            <text:p>10.550.185.8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Null-Layout_00tiny</text:p>
          </table:table-cell>
          <table:table-cell office:value-type="float" office:value="3" calcext:value-type="float">
            <text:p>3</text:p>
          </table:table-cell>
          <table:table-cell office:value-type="float" office:value="222.844343950924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Null-Layout_3elt</text:p>
          </table:table-cell>
          <table:table-cell office:value-type="float" office:value="51042" calcext:value-type="float">
            <text:p>51.042</text:p>
          </table:table-cell>
          <table:table-cell office:value-type="float" office:value="6717188301.95566" calcext:value-type="float">
            <text:p>6.717.188.3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Null-Layout_4elt</text:p>
          </table:table-cell>
          <table:table-cell office:value-type="float" office:value="273181" calcext:value-type="float">
            <text:p>273.181</text:p>
          </table:table-cell>
          <table:table-cell office:value-type="float" office:value="665572094600.199" calcext:value-type="float">
            <text:p>665.572.094.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Null-Layout_add20</text:p>
          </table:table-cell>
          <table:table-cell office:value-type="float" office:value="898808" calcext:value-type="float">
            <text:p>898.808</text:p>
          </table:table-cell>
          <table:table-cell office:value-type="float" office:value="1399187951.8532" calcext:value-type="float">
            <text:p>1.399.187.9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Null-Layout_add32</text:p>
          </table:table-cell>
          <table:table-cell office:value-type="float" office:value="36039" calcext:value-type="float">
            <text:p>36.039</text:p>
          </table:table-cell>
          <table:table-cell office:value-type="float" office:value="14309197492.9235" calcext:value-type="float">
            <text:p>14.309.197.4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Null-Layout_big_path</text:p>
          </table:table-cell>
          <table:table-cell office:value-type="float" office:value="17" calcext:value-type="float">
            <text:p>17</text:p>
          </table:table-cell>
          <table:table-cell office:value-type="float" office:value="20761974202.3193" calcext:value-type="float">
            <text:p>20.761.974.2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Null-Layout_crack</text:p>
          </table:table-cell>
          <table:table-cell office:value-type="float" office:value="186200" calcext:value-type="float">
            <text:p>186.200</text:p>
          </table:table-cell>
          <table:table-cell office:value-type="float" office:value="262592619718.744" calcext:value-type="float">
            <text:p>262.592.619.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Null-Layout_sierpinski_04</text:p>
          </table:table-cell>
          <table:table-cell office:value-type="float" office:value="644" calcext:value-type="float">
            <text:p>644</text:p>
          </table:table-cell>
          <table:table-cell office:value-type="float" office:value="7409044.34471988" calcext:value-type="float">
            <text:p>7.409.0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Null-Layout_sierpinski_06</text:p>
          </table:table-cell>
          <table:table-cell office:value-type="float" office:value="7884" calcext:value-type="float">
            <text:p>7.884</text:p>
          </table:table-cell>
          <table:table-cell office:value-type="float" office:value="2442703736.8742" calcext:value-type="float">
            <text:p>2.442.703.7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Null-Layout_sierpinski_07</text:p>
          </table:table-cell>
          <table:table-cell office:value-type="float" office:value="54766" calcext:value-type="float">
            <text:p>54.766</text:p>
          </table:table-cell>
          <table:table-cell office:value-type="float" office:value="44705915559.0937" calcext:value-type="float">
            <text:p>44.705.915.5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Null-Layout_sierpinski_08</text:p>
          </table:table-cell>
          <table:table-cell office:value-type="float" office:value="553561" calcext:value-type="float">
            <text:p>553.561</text:p>
          </table:table-cell>
          <table:table-cell office:value-type="float" office:value="809826931185.912" calcext:value-type="float">
            <text:p>809.826.931.1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Null-Layout_test_strogatz</text:p>
          </table:table-cell>
          <table:table-cell office:value-type="float" office:value="30687" calcext:value-type="float">
            <text:p>30.687</text:p>
          </table:table-cell>
          <table:table-cell office:value-type="float" office:value="81510673178.9831" calcext:value-type="float">
            <text:p>81.510.673.1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Stress Minimization_00tiny</text:p>
          </table:table-cell>
          <table:table-cell office:value-type="float" office:value="5" calcext:value-type="float">
            <text:p>5</text:p>
          </table:table-cell>
          <table:table-cell office:value-type="float" office:value="77.7901998076883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Stress Minimization_3elt</text:p>
          </table:table-cell>
          <table:table-cell office:value-type="float" office:value="13376" calcext:value-type="float">
            <text:p>13.376</text:p>
          </table:table-cell>
          <table:table-cell office:value-type="float" office:value="229235155.339258" calcext:value-type="float">
            <text:p>229.235.1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Stress Minimization_4elt</text:p>
          </table:table-cell>
          <table:table-cell office:value-type="float" office:value="62919" calcext:value-type="float">
            <text:p>62.919</text:p>
          </table:table-cell>
          <table:table-cell office:value-type="float" office:value="29018402739.8484" calcext:value-type="float">
            <text:p>29.018.402.7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Stress Minimization_add20</text:p>
          </table:table-cell>
          <table:table-cell office:value-type="float" office:value="491206" calcext:value-type="float">
            <text:p>491.206</text:p>
          </table:table-cell>
          <table:table-cell office:value-type="float" office:value="160132365.394186" calcext:value-type="float">
            <text:p>160.132.3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Stress Minimization_add32</text:p>
          </table:table-cell>
          <table:table-cell office:value-type="float" office:value="70778" calcext:value-type="float">
            <text:p>70.778</text:p>
          </table:table-cell>
          <table:table-cell office:value-type="float" office:value="1248081511.16635" calcext:value-type="float">
            <text:p>1.248.081.5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Stress Minimization_big_path</text:p>
          </table:table-cell>
          <table:table-cell office:value-type="float" office:value="0" calcext:value-type="float">
            <text:p>0</text:p>
          </table:table-cell>
          <table:table-cell office:value-type="float" office:value="208352171.650534" calcext:value-type="float">
            <text:p>208.352.1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Stress Minimization_crack</text:p>
          </table:table-cell>
          <table:table-cell office:value-type="float" office:value="1608" calcext:value-type="float">
            <text:p>1.608</text:p>
          </table:table-cell>
          <table:table-cell office:value-type="float" office:value="3215102357.98485" calcext:value-type="float">
            <text:p>3.215.102.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Stress Minimization_sierpinski_04</text:p>
          </table:table-cell>
          <table:table-cell office:value-type="float" office:value="0" calcext:value-type="float">
            <text:p>0</text:p>
          </table:table-cell>
          <table:table-cell office:value-type="float" office:value="159601.903055645" calcext:value-type="float">
            <text:p>159.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Stress Minimization_sierpinski_06</text:p>
          </table:table-cell>
          <table:table-cell office:value-type="float" office:value="0" calcext:value-type="float">
            <text:p>0</text:p>
          </table:table-cell>
          <table:table-cell office:value-type="float" office:value="49386285.9715527" calcext:value-type="float">
            <text:p>49.386.2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Stress Minimization_sierpinski_07</text:p>
          </table:table-cell>
          <table:table-cell office:value-type="float" office:value="0" calcext:value-type="float">
            <text:p>0</text:p>
          </table:table-cell>
          <table:table-cell office:value-type="float" office:value="885739841.52112" calcext:value-type="float">
            <text:p>885.739.8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Stress Minimization_sierpinski_08</text:p>
          </table:table-cell>
          <table:table-cell office:value-type="float" office:value="0" calcext:value-type="float">
            <text:p>0</text:p>
          </table:table-cell>
          <table:table-cell office:value-type="float" office:value="15925384572.376" calcext:value-type="float">
            <text:p>15.925.384.5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arMerger_SolarPlacer_Stress Minimization_test_strogatz</text:p>
          </table:table-cell>
          <table:table-cell office:value-type="float" office:value="572" calcext:value-type="float">
            <text:p>572</text:p>
          </table:table-cell>
          <table:table-cell office:value-type="float" office:value="2382554691.85456" calcext:value-type="float">
            <text:p>2.382.554.692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2" table:number-rows-spanned="1">
            <text:p>Quality Metrics OGDF (MMM + SolarMerger + SolarPlacer + StressMin)</text:p>
          </table:table-cell>
          <table:covered-table-cell table:style-name="Default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nfig</text:p>
          </table:table-cell>
          <table:table-cell table:style-name="ce3" office:value-type="string" calcext:value-type="string">
            <text:p><text:s/>Line Crossings</text:p>
          </table:table-cell>
          <table:table-cell table:style-name="ce3" office:value-type="string" calcext:value-type="string">
            <text:p><text:s/>Str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DF_00tiny</text:p>
          </table:table-cell>
          <table:table-cell office:value-type="float" office:value="5" calcext:value-type="float">
            <text:p>5</text:p>
          </table:table-cell>
          <table:table-cell office:value-type="float" office:value="113.225749810539" calcext:value-type="float">
            <text:p>1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DF_3elt</text:p>
          </table:table-cell>
          <table:table-cell office:value-type="float" office:value="11329" calcext:value-type="float">
            <text:p>11.329</text:p>
          </table:table-cell>
          <table:table-cell office:value-type="float" office:value="72100514866.3873" calcext:value-type="float">
            <text:p>72.100.514.8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DF_4elt</text:p>
          </table:table-cell>
          <table:table-cell office:value-type="float" office:value="50062" calcext:value-type="float">
            <text:p>50.062</text:p>
          </table:table-cell>
          <table:table-cell office:value-type="float" office:value="46192999171.7438" calcext:value-type="float">
            <text:p>46.192.999.1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DF_add20</text:p>
          </table:table-cell>
          <table:table-cell office:value-type="float" office:value="525864" calcext:value-type="float">
            <text:p>525.864</text:p>
          </table:table-cell>
          <table:table-cell office:value-type="float" office:value="199628164.018718" calcext:value-type="float">
            <text:p>199.628.1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DF_add32</text:p>
          </table:table-cell>
          <table:table-cell office:value-type="float" office:value="43469" calcext:value-type="float">
            <text:p>43.469</text:p>
          </table:table-cell>
          <table:table-cell office:value-type="float" office:value="1572471934.49383" calcext:value-type="float">
            <text:p>1.572.471.9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DF_big_path</text:p>
          </table:table-cell>
          <table:table-cell office:value-type="float" office:value="0" calcext:value-type="float">
            <text:p>0</text:p>
          </table:table-cell>
          <table:table-cell office:value-type="float" office:value="7276335333.91085" calcext:value-type="float">
            <text:p>7.276.335.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DF_crack</text:p>
          </table:table-cell>
          <table:table-cell office:value-type="float" office:value="498" calcext:value-type="float">
            <text:p>498</text:p>
          </table:table-cell>
          <table:table-cell office:value-type="float" office:value="10403345436.1884" calcext:value-type="float">
            <text:p>10.403.345.4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DF_sierpinski_04</text:p>
          </table:table-cell>
          <table:table-cell office:value-type="float" office:value="0" calcext:value-type="float">
            <text:p>0</text:p>
          </table:table-cell>
          <table:table-cell office:value-type="float" office:value="419924.226059536" calcext:value-type="float">
            <text:p>419.9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DF_sierpinski_06</text:p>
          </table:table-cell>
          <table:table-cell office:value-type="float" office:value="0" calcext:value-type="float">
            <text:p>0</text:p>
          </table:table-cell>
          <table:table-cell office:value-type="float" office:value="131261549.24157" calcext:value-type="float">
            <text:p>131.261.5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DF_sierpinski_07</text:p>
          </table:table-cell>
          <table:table-cell office:value-type="float" office:value="0" calcext:value-type="float">
            <text:p>0</text:p>
          </table:table-cell>
          <table:table-cell office:value-type="float" office:value="2392311386.77728" calcext:value-type="float">
            <text:p>2.392.311.3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DF_sierpinski_08</text:p>
          </table:table-cell>
          <table:table-cell office:value-type="float" office:value="11" calcext:value-type="float">
            <text:p>11</text:p>
          </table:table-cell>
          <table:table-cell office:value-type="float" office:value="43443211552.7469" calcext:value-type="float">
            <text:p>43.443.211.5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DF_test_strogatz</text:p>
          </table:table-cell>
          <table:table-cell office:value-type="float" office:value="226" calcext:value-type="float">
            <text:p>226</text:p>
          </table:table-cell>
          <table:table-cell office:value-type="float" office:value="5045933092.21177" calcext:value-type="float">
            <text:p>5.045.933.09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Source Han Sans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11:17:43.391766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6T11:43:38.703909679</dc:date>
    <meta:editing-duration>PT35M18S</meta:editing-duration>
    <meta:editing-cycles>12</meta:editing-cycles>
    <meta:generator>LibreOffice/6.1.6.3$Linux_X86_64 LibreOffice_project/10$Build-3</meta:generator>
    <meta:document-statistic meta:table-count="1" meta:cell-count="4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3" number:language="de" number:country="DE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725cm" svg:height="14.47cm" xlink:href=".." xlink:type="simple" chart:class="chart:bar" chart:style-name="ch1">
        <chart:title svg:x="9.892cm" svg:y="0.425cm" chart:style-name="ch2">
          <text:p>OGDF MLF vs. Unser MLF</text:p>
        </chart:title>
        <chart:legend chart:legend-position="end" svg:x="19.179cm" svg:y="6.27cm" style:legend-expansion="high" chart:style-name="ch3"/>
        <chart:plot-area chart:style-name="ch4" table:cell-range-address="mlf.B2:mlf.M2 mlf.A8:mlf.M8 mlf.A15:mlf.M15" chart:data-source-has-labels="both" svg:x="0.514cm" svg:y="1.515cm" svg:width="18.151cm" svg:height="12.666cm">
          <chartooo:coordinate-region svg:x="2.763cm" svg:y="1.515cm" svg:width="15.902cm" svg:height="9.733cm"/>
          <chart:axis chart:dimension="x" chart:name="primary-x" chart:style-name="ch5" chartooo:axis-type="auto">
            <chartooo:date-scale/>
            <chart:categories table:cell-range-address="mlf.B2:mlf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lf.B8:mlf.M8" chart:label-cell-address="mlf.A8:mlf.A8" chart:class="chart:bar">
            <chart:data-point chart:repeated="12"/>
          </chart:series>
          <chart:series chart:style-name="ch9" chart:values-cell-range-address="mlf.B15:mlf.M15" chart:label-cell-address="mlf.A15:mlf.A1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0tiny.gml</text:p>
                <draw:g>
                  <svg:desc>mlf.B2:mlf.M2</svg:desc>
                </draw:g>
              </table:table-cell>
              <table:table-cell office:value-type="string">
                <text:p>3elt.gml</text:p>
              </table:table-cell>
              <table:table-cell office:value-type="string">
                <text:p>4elt.gml</text:p>
              </table:table-cell>
              <table:table-cell office:value-type="string">
                <text:p>add20.gml</text:p>
              </table:table-cell>
              <table:table-cell office:value-type="string">
                <text:p>add32.gml</text:p>
              </table:table-cell>
              <table:table-cell office:value-type="string">
                <text:p>big_path.gml</text:p>
              </table:table-cell>
              <table:table-cell office:value-type="string">
                <text:p>crack.gml</text:p>
              </table:table-cell>
              <table:table-cell office:value-type="string">
                <text:p>sierpinski_04.gml</text:p>
              </table:table-cell>
              <table:table-cell office:value-type="string">
                <text:p>sierpinski_06.gml</text:p>
              </table:table-cell>
              <table:table-cell office:value-type="string">
                <text:p>sierpinski_07.gml</text:p>
              </table:table-cell>
              <table:table-cell office:value-type="string">
                <text:p>sierpinski_08.gml</text:p>
              </table:table-cell>
              <table:table-cell office:value-type="string">
                <text:p>test_strogatz.gml</text:p>
              </table:table-cell>
            </table:table-row>
          </table:table-header-rows>
          <table:table-rows>
            <table:table-row>
              <table:table-cell office:value-type="string">
                <text:p>Solar Merger/Solar Placer/Stress Minimization</text:p>
                <draw:g>
                  <svg:desc>mlf.A8:mlf.A8</svg:desc>
                </draw:g>
              </table:table-cell>
              <table:table-cell office:value-type="float" office:value="17">
                <text:p>17</text:p>
                <draw:g>
                  <svg:desc>mlf.B8:mlf.M8</svg:desc>
                </draw:g>
              </table:table-cell>
              <table:table-cell office:value-type="float" office:value="54311">
                <text:p>54311</text:p>
              </table:table-cell>
              <table:table-cell office:value-type="float" office:value="1399102">
                <text:p>1399102</text:p>
              </table:table-cell>
              <table:table-cell office:value-type="float" office:value="11717">
                <text:p>11717</text:p>
              </table:table-cell>
              <table:table-cell office:value-type="float" office:value="180322">
                <text:p>180322</text:p>
              </table:table-cell>
              <table:table-cell office:value-type="float" office:value="28058">
                <text:p>28058</text:p>
              </table:table-cell>
              <table:table-cell office:value-type="float" office:value="279044">
                <text:p>279044</text:p>
              </table:table-cell>
              <table:table-cell office:value-type="float" office:value="54">
                <text:p>54</text:p>
              </table:table-cell>
              <table:table-cell office:value-type="float" office:value="1482">
                <text:p>1482</text:p>
              </table:table-cell>
              <table:table-cell office:value-type="float" office:value="15773">
                <text:p>15773</text:p>
              </table:table-cell>
              <table:table-cell office:value-type="float" office:value="237306">
                <text:p>237306</text:p>
              </table:table-cell>
              <table:table-cell office:value-type="float" office:value="76006">
                <text:p>76006</text:p>
              </table:table-cell>
            </table:table-row>
            <table:table-row>
              <table:table-cell office:value-type="string">
                <text:p>Solar Merger/Solar Placer/Stress Minimization (OGDF)</text:p>
                <draw:g>
                  <svg:desc>mlf.A15:mlf.A15</svg:desc>
                </draw:g>
              </table:table-cell>
              <table:table-cell office:value-type="float" office:value="0">
                <text:p>0</text:p>
                <draw:g>
                  <svg:desc>mlf.B15:mlf.M15</svg:desc>
                </draw:g>
              </table:table-cell>
              <table:table-cell office:value-type="float" office:value="16119">
                <text:p>16119</text:p>
              </table:table-cell>
              <table:table-cell office:value-type="float" office:value="194465">
                <text:p>194465</text:p>
              </table:table-cell>
              <table:table-cell office:value-type="float" office:value="4043">
                <text:p>4043</text:p>
              </table:table-cell>
              <table:table-cell office:value-type="float" office:value="7905">
                <text:p>7905</text:p>
              </table:table-cell>
              <table:table-cell office:value-type="float" office:value="3493">
                <text:p>3493</text:p>
              </table:table-cell>
              <table:table-cell office:value-type="float" office:value="136628">
                <text:p>136628</text:p>
              </table:table-cell>
              <table:table-cell office:value-type="float" office:value="7">
                <text:p>7</text:p>
              </table:table-cell>
              <table:table-cell office:value-type="float" office:value="1237">
                <text:p>1237</text:p>
              </table:table-cell>
              <table:table-cell office:value-type="float" office:value="19088">
                <text:p>19088</text:p>
              </table:table-cell>
              <table:table-cell office:value-type="float" office:value="261132">
                <text:p>261132</text:p>
              </table:table-cell>
              <table:table-cell office:value-type="float" office:value="3053">
                <text:p>3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3" number:language="de" number:country="DE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0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819cm" svg:height="14.523cm" xlink:href=".." xlink:type="simple" chart:class="chart:bar" chart:style-name="ch1">
        <chart:title svg:x="7.517cm" svg:y="0.426cm" chart:style-name="ch2">
          <text:p>StressMin mit verschiedenen Mergern/Placern</text:p>
        </chart:title>
        <chart:legend chart:legend-position="end" svg:x="18.155cm" svg:y="5.838cm" style:legend-expansion="high" chart:style-name="ch3"/>
        <chart:plot-area chart:style-name="ch4" table:cell-range-address="mlf.B2:mlf.M2 mlf.A6:mlf.M8" chart:data-source-has-labels="both" svg:x="0.516cm" svg:y="1.517cm" svg:width="17.123cm" svg:height="12.716cm">
          <chartooo:coordinate-region svg:x="2.765cm" svg:y="1.517cm" svg:width="14.874cm" svg:height="9.783cm"/>
          <chart:axis chart:dimension="x" chart:name="primary-x" chart:style-name="ch5" chartooo:axis-type="auto">
            <chartooo:date-scale/>
            <chart:categories table:cell-range-address="mlf.B2:mlf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lf.B6:mlf.M6" chart:label-cell-address="mlf.A6:mlf.A6" chart:class="chart:bar">
            <chart:data-point chart:repeated="12"/>
          </chart:series>
          <chart:series chart:style-name="ch9" chart:values-cell-range-address="mlf.B7:mlf.M7" chart:label-cell-address="mlf.A7:mlf.A7" chart:class="chart:bar">
            <chart:data-point chart:repeated="12"/>
          </chart:series>
          <chart:series chart:style-name="ch10" chart:values-cell-range-address="mlf.B8:mlf.M8" chart:label-cell-address="mlf.A8:mlf.A8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0tiny.gml</text:p>
                <draw:g>
                  <svg:desc>mlf.B2:mlf.M2</svg:desc>
                </draw:g>
              </table:table-cell>
              <table:table-cell office:value-type="string">
                <text:p>3elt.gml</text:p>
              </table:table-cell>
              <table:table-cell office:value-type="string">
                <text:p>4elt.gml</text:p>
              </table:table-cell>
              <table:table-cell office:value-type="string">
                <text:p>add20.gml</text:p>
              </table:table-cell>
              <table:table-cell office:value-type="string">
                <text:p>add32.gml</text:p>
              </table:table-cell>
              <table:table-cell office:value-type="string">
                <text:p>big_path.gml</text:p>
              </table:table-cell>
              <table:table-cell office:value-type="string">
                <text:p>crack.gml</text:p>
              </table:table-cell>
              <table:table-cell office:value-type="string">
                <text:p>sierpinski_04.gml</text:p>
              </table:table-cell>
              <table:table-cell office:value-type="string">
                <text:p>sierpinski_06.gml</text:p>
              </table:table-cell>
              <table:table-cell office:value-type="string">
                <text:p>sierpinski_07.gml</text:p>
              </table:table-cell>
              <table:table-cell office:value-type="string">
                <text:p>sierpinski_08.gml</text:p>
              </table:table-cell>
              <table:table-cell office:value-type="string">
                <text:p>test_strogatz.gml</text:p>
              </table:table-cell>
            </table:table-row>
          </table:table-header-rows>
          <table:table-rows>
            <table:table-row>
              <table:table-cell office:value-type="string">
                <text:p>Random Merger/Random Placer/Stress Minimization</text:p>
                <draw:g>
                  <svg:desc>mlf.A6:mlf.A6</svg:desc>
                </draw:g>
              </table:table-cell>
              <table:table-cell office:value-type="float" office:value="30">
                <text:p>30</text:p>
                <draw:g>
                  <svg:desc>mlf.B6:mlf.M6</svg:desc>
                </draw:g>
              </table:table-cell>
              <table:table-cell office:value-type="float" office:value="90865">
                <text:p>90865</text:p>
              </table:table-cell>
              <table:table-cell office:value-type="float" office:value="1625909">
                <text:p>1625909</text:p>
              </table:table-cell>
              <table:table-cell office:value-type="float" office:value="25536">
                <text:p>25536</text:p>
              </table:table-cell>
              <table:table-cell office:value-type="float" office:value="264194">
                <text:p>264194</text:p>
              </table:table-cell>
              <table:table-cell office:value-type="float" office:value="35595">
                <text:p>35595</text:p>
              </table:table-cell>
              <table:table-cell office:value-type="float" office:value="383479">
                <text:p>383479</text:p>
              </table:table-cell>
              <table:table-cell office:value-type="float" office:value="117">
                <text:p>117</text:p>
              </table:table-cell>
              <table:table-cell office:value-type="float" office:value="2120">
                <text:p>2120</text:p>
              </table:table-cell>
              <table:table-cell office:value-type="float" office:value="24015">
                <text:p>24015</text:p>
              </table:table-cell>
              <table:table-cell office:value-type="float" office:value="319281">
                <text:p>319281</text:p>
              </table:table-cell>
              <table:table-cell office:value-type="float" office:value="97138">
                <text:p>97138</text:p>
              </table:table-cell>
            </table:table-row>
            <table:table-row>
              <table:table-cell office:value-type="string">
                <text:p>Solar Merger/Random Placer/Stress Minimization</text:p>
                <draw:g>
                  <svg:desc>mlf.A7:mlf.A7</svg:desc>
                </draw:g>
              </table:table-cell>
              <table:table-cell office:value-type="float" office:value="12">
                <text:p>12</text:p>
                <draw:g>
                  <svg:desc>mlf.B7:mlf.M7</svg:desc>
                </draw:g>
              </table:table-cell>
              <table:table-cell office:value-type="float" office:value="51429">
                <text:p>51429</text:p>
              </table:table-cell>
              <table:table-cell office:value-type="float" office:value="1064014">
                <text:p>1064014</text:p>
              </table:table-cell>
              <table:table-cell office:value-type="float" office:value="10901">
                <text:p>10901</text:p>
              </table:table-cell>
              <table:table-cell office:value-type="float" office:value="128530">
                <text:p>128530</text:p>
              </table:table-cell>
              <table:table-cell office:value-type="float" office:value="28244">
                <text:p>28244</text:p>
              </table:table-cell>
              <table:table-cell office:value-type="float" office:value="278655">
                <text:p>278655</text:p>
              </table:table-cell>
              <table:table-cell office:value-type="float" office:value="88">
                <text:p>88</text:p>
              </table:table-cell>
              <table:table-cell office:value-type="float" office:value="1543">
                <text:p>1543</text:p>
              </table:table-cell>
              <table:table-cell office:value-type="float" office:value="16954">
                <text:p>16954</text:p>
              </table:table-cell>
              <table:table-cell office:value-type="float" office:value="226996">
                <text:p>226996</text:p>
              </table:table-cell>
              <table:table-cell office:value-type="float" office:value="67190">
                <text:p>67190</text:p>
              </table:table-cell>
            </table:table-row>
            <table:table-row>
              <table:table-cell office:value-type="string">
                <text:p>Solar Merger/Solar Placer/Stress Minimization</text:p>
                <draw:g>
                  <svg:desc>mlf.A8:mlf.A8</svg:desc>
                </draw:g>
              </table:table-cell>
              <table:table-cell office:value-type="float" office:value="17">
                <text:p>17</text:p>
                <draw:g>
                  <svg:desc>mlf.B8:mlf.M8</svg:desc>
                </draw:g>
              </table:table-cell>
              <table:table-cell office:value-type="float" office:value="54311">
                <text:p>54311</text:p>
              </table:table-cell>
              <table:table-cell office:value-type="float" office:value="1399102">
                <text:p>1399102</text:p>
              </table:table-cell>
              <table:table-cell office:value-type="float" office:value="11717">
                <text:p>11717</text:p>
              </table:table-cell>
              <table:table-cell office:value-type="float" office:value="180322">
                <text:p>180322</text:p>
              </table:table-cell>
              <table:table-cell office:value-type="float" office:value="28058">
                <text:p>28058</text:p>
              </table:table-cell>
              <table:table-cell office:value-type="float" office:value="279044">
                <text:p>279044</text:p>
              </table:table-cell>
              <table:table-cell office:value-type="float" office:value="54">
                <text:p>54</text:p>
              </table:table-cell>
              <table:table-cell office:value-type="float" office:value="1482">
                <text:p>1482</text:p>
              </table:table-cell>
              <table:table-cell office:value-type="float" office:value="15773">
                <text:p>15773</text:p>
              </table:table-cell>
              <table:table-cell office:value-type="float" office:value="237306">
                <text:p>237306</text:p>
              </table:table-cell>
              <table:table-cell office:value-type="float" office:value="76006">
                <text:p>760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3" number:language="de" number:country="DE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000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000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000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304cm" svg:height="14.796cm" xlink:href=".." xlink:type="simple" chart:class="chart:bar" chart:style-name="ch1">
        <chart:title svg:x="8.92cm" svg:y="0.431cm" chart:style-name="ch2">
          <text:p>MLF + StressMin (Crack) — Laufzeit</text:p>
        </chart:title>
        <chart:legend chart:legend-position="end" svg:x="18.64cm" svg:y="5.975cm" style:legend-expansion="high" chart:style-name="ch3"/>
        <chart:plot-area chart:style-name="ch4" table:cell-range-address="mlf.A2:mlf.A2 mlf.H2:mlf.H2 mlf.A6:mlf.A8 mlf.H6:mlf.H8" chart:data-source-has-labels="both" svg:x="0.526cm" svg:y="1.527cm" svg:width="17.588cm" svg:height="12.974cm">
          <chartooo:coordinate-region svg:x="2.216cm" svg:y="1.731cm" svg:width="15.898cm" svg:height="12.113cm"/>
          <chart:axis chart:dimension="x" chart:name="primary-x" chart:style-name="ch5" chartooo:axis-type="auto">
            <chartooo:date-scale/>
            <chart:categories table:cell-range-address="mlf.H2:mlf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lf.H6:mlf.H6" chart:label-cell-address="mlf.A6:mlf.A6" chart:class="chart:bar">
            <chart:data-point/>
          </chart:series>
          <chart:series chart:style-name="ch9" chart:values-cell-range-address="mlf.H7:mlf.H7" chart:label-cell-address="mlf.A7:mlf.A7" chart:class="chart:bar">
            <chart:data-point/>
          </chart:series>
          <chart:series chart:style-name="ch10" chart:values-cell-range-address="mlf.H8:mlf.H8" chart:label-cell-address="mlf.A8:mlf.A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ack.gml</text:p>
                <draw:g>
                  <svg:desc>mlf.H2:mlf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 Merger/Random Placer/Stress Minimization</text:p>
                <draw:g>
                  <svg:desc>mlf.A6:mlf.A6</svg:desc>
                </draw:g>
              </table:table-cell>
              <table:table-cell office:value-type="float" office:value="383479">
                <text:p>383479</text:p>
                <draw:g>
                  <svg:desc>mlf.H6:mlf.H6</svg:desc>
                </draw:g>
              </table:table-cell>
            </table:table-row>
            <table:table-row>
              <table:table-cell office:value-type="string">
                <text:p>Solar Merger/Random Placer/Stress Minimization</text:p>
                <draw:g>
                  <svg:desc>mlf.A7:mlf.A7</svg:desc>
                </draw:g>
              </table:table-cell>
              <table:table-cell office:value-type="float" office:value="278655">
                <text:p>278655</text:p>
                <draw:g>
                  <svg:desc>mlf.H7:mlf.H7</svg:desc>
                </draw:g>
              </table:table-cell>
            </table:table-row>
            <table:table-row>
              <table:table-cell office:value-type="string">
                <text:p>Solar Merger/Solar Placer/Stress Minimization</text:p>
                <draw:g>
                  <svg:desc>mlf.A8:mlf.A8</svg:desc>
                </draw:g>
              </table:table-cell>
              <table:table-cell office:value-type="float" office:value="279044">
                <text:p>279044</text:p>
                <draw:g>
                  <svg:desc>mlf.H8:mlf.H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